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olumn diameter</text:p>
          </table:table-cell>
          <table:table-cell table:formula="of:=2.25/12" office:value-type="float" office:value="0.1875" calcext:value-type="float">
            <text:p>0.1875</text:p>
          </table:table-cell>
          <table:table-cell office:value-type="string" calcext:value-type="string">
            <text:p>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umn length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slider pitch angle</text:p>
          </table:table-cell>
          <table:table-cell table:formula="of:=10.74*PI()/180" office:value-type="float" office:value="0.187448361664191" calcext:value-type="float">
            <text:p>0.1874483617</text:p>
          </table:table-cell>
          <table:table-cell office:value-type="string" calcext:value-type="string">
            <text:p>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her offset</text:p>
          </table:table-cell>
          <table:table-cell table:style-name="ce1" table:formula="of:=(7.35/12)" office:value-type="float" office:value="0.6125" calcext:value-type="float">
            <text:p>0.6125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tether pulley radius</text:p>
          </table:table-cell>
          <table:table-cell table:formula="of:=(0.75/12)" office:value-type="float" office:value="0.0625" calcext:value-type="float">
            <text:p>0.0625</text:p>
          </table:table-cell>
          <table:table-cell office:value-type="string" calcext:value-type="string">
            <text:p>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 weight/ft</text:p>
          </table:table-cell>
          <table:table-cell table:formula="of:=1.89/7.5" office:value-type="float" office:value="0.252" calcext:value-type="float">
            <text:p>0.252</text:p>
          </table:table-cell>
          <table:table-cell office:value-type="string" calcext:value-type="string">
            <text:p>lb/ft</text:p>
          </table:table-cell>
          <table:table-cell office:value-type="string" calcext:value-type="string">
            <text:p>slider friction coeff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 lo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lider drive GR</text:p>
          </table:table-cell>
          <table:table-cell table:formula="of:=19/42" office:value-type="float" office:value="0.452380952380952" calcext:value-type="float">
            <text:p>0.45238095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lumn radius</text:p>
          </table:table-cell>
          <table:table-cell table:style-name="ce2" table:formula="of:=[.B1]/2" office:value-type="float" office:value="0.09375" calcext:value-type="float">
            <text:p>0.0937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deway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yt</text:p>
          </table:table-cell>
          <table:table-cell table:formula="of:=(([.B2]/2) * [.B2]*[.B4] + [.B5]*[.B2])/[.B2]" office:value-type="float" office:value="4.8316" calcext:value-type="float">
            <text:p>4.8316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tether torque</text:p>
          </table:table-cell>
          <table:table-cell table:formula="of:= [.B12]*[.E3]" office:value-type="float" office:value="3.26791675118033" calcext:value-type="float">
            <text:p>3.2679167512</text:p>
          </table:table-cell>
          <table:table-cell office:value-type="string" calcext:value-type="string">
            <text:p>ft*lbs</text:p>
          </table:table-cell>
          <table:table-cell table:formula="of:=[.E10]*1.3558" office:value-type="float" office:value="4.43064153125029" calcext:value-type="float">
            <text:p>4.4306415313</text:p>
          </table:table-cell>
          <table:table-cell office:value-type="string" calcext:value-type="string">
            <text:p>N*m</text:p>
          </table:table-cell>
        </table:table-row>
        <table:table-row table:style-name="ro1">
          <table:table-cell office:value-type="string" calcext:value-type="string">
            <text:p>Theta </text:p>
          </table:table-cell>
          <table:table-cell table:formula="of:=ATAN([.B3]/[.B2])" office:value-type="float" office:value="0.0925379795802597" calcext:value-type="float">
            <text:p>0.0925379796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slider normal force </text:p>
          </table:table-cell>
          <table:table-cell table:formula="of:=[.B13]*COS([.E2])" office:value-type="float" office:value="51.1509650556386" calcext:value-type="float">
            <text:p>51.1509650556</text:p>
          </table:table-cell>
          <table:table-cell office:value-type="string" calcext:value-type="string">
            <text:p>l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sion Force</text:p>
          </table:table-cell>
          <table:table-cell table:formula="of:=[.B10]/SIN([.B11])" office:value-type="float" office:value="52.2866680188853" calcext:value-type="float">
            <text:p>52.2866680189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lider drive force(Frictionless)</text:p>
          </table:table-cell>
          <table:table-cell table:formula="of:=[.B13]*SIN([.E2])" office:value-type="float" office:value="9.70206513243249" calcext:value-type="float">
            <text:p>9.7020651324</text:p>
          </table:table-cell>
          <table:table-cell office:value-type="string" calcext:value-type="string">
            <text:p>l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 Load</text:p>
          </table:table-cell>
          <table:table-cell table:formula="of:=[.B12]*COS([.B11])" office:value-type="float" office:value="52.0629551020408" calcext:value-type="float">
            <text:p>52.062955102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lider drive torque</text:p>
          </table:table-cell>
          <table:table-cell table:formula="of:=[.E12]*[.E6]" office:value-type="float" office:value="0.909568606165546" calcext:value-type="float">
            <text:p>0.9095686062</text:p>
          </table:table-cell>
          <table:table-cell office:value-type="string" calcext:value-type="string">
            <text:p>ft*lbs</text:p>
          </table:table-cell>
          <table:table-cell table:formula="of:=[.E13]*1.3558" office:value-type="float" office:value="1.23319311623925" calcext:value-type="float">
            <text:p>1.2331931162</text:p>
          </table:table-cell>
          <table:table-cell office:value-type="string" calcext:value-type="string">
            <text:p>N*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ider motor torque</text:p>
          </table:table-cell>
          <table:table-cell table:formula="of:=[.E13]*[.E5]" office:value-type="float" office:value="0.411471512312985" calcext:value-type="float">
            <text:p>0.4114715123</text:p>
          </table:table-cell>
          <table:table-cell office:value-type="string" calcext:value-type="string">
            <text:p>ft*lbs</text:p>
          </table:table-cell>
          <table:table-cell table:formula="of:=[.E14]*1.3558" office:value-type="float" office:value="0.557873076393945" calcext:value-type="float">
            <text:p>0.5578730764</text:p>
          </table:table-cell>
          <table:table-cell office:value-type="string" calcext:value-type="string">
            <text:p>N*m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ertic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ta</text:p>
          </table:table-cell>
          <table:table-cell table:formula="of:= ATAN([.B2]/[.B3])" office:value-type="float" office:value="1.47825834721464" calcext:value-type="float">
            <text:p>1.4782583472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tether torque</text:p>
          </table:table-cell>
          <table:table-cell table:formula="of:=[.B18]*[.E3]" office:value-type="float" office:value="0.15625" calcext:value-type="float">
            <text:p>0.15625</text:p>
          </table:table-cell>
          <table:table-cell office:value-type="string" calcext:value-type="string">
            <text:p>ft*lbs</text:p>
          </table:table-cell>
          <table:table-cell table:formula="of:=[.E17]*1.3558" office:value-type="float" office:value="0.21184375" calcext:value-type="float">
            <text:p>0.21184375</text:p>
          </table:table-cell>
          <table:table-cell office:value-type="string" calcext:value-type="string">
            <text:p>N*m</text:p>
          </table:table-cell>
        </table:table-row>
        <table:table-row table:style-name="ro1">
          <table:table-cell office:value-type="string" calcext:value-type="string">
            <text:p>Tension Force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bs</text:p>
          </table:table-cell>
          <table:table-cell office:value-type="string" calcext:value-type="string">
            <text:p>slider normal force </text:p>
          </table:table-cell>
          <table:table-cell table:formula="of:=[.B19]" office:value-type="float" office:value="13.1311106177558" calcext:value-type="float">
            <text:p>13.1311106178</text:p>
          </table:table-cell>
          <table:table-cell office:value-type="string" calcext:value-type="string">
            <text:p>l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 Load</text:p>
          </table:table-cell>
          <table:table-cell table:formula="of:= ([.B5]+([.B4]*[.B2]) + 3*([.B18]*SIN([.B17])))" office:value-type="float" office:value="13.1311106177558" calcext:value-type="float">
            <text:p>13.1311106178</text:p>
          </table:table-cell>
          <table:table-cell office:value-type="string" calcext:value-type="string">
            <text:p>lbs</text:p>
          </table:table-cell>
          <table:table-cell office:value-type="string" calcext:value-type="string">
            <text:p>slider drive force(Frictionless)</text:p>
          </table:table-cell>
          <table:table-cell table:formula="of:=[.E18] * SIN([.E2])" office:value-type="float" office:value="2.4470161216348" calcext:value-type="float">
            <text:p>2.4470161216</text:p>
          </table:table-cell>
          <table:table-cell office:value-type="string" calcext:value-type="string">
            <text:p>lb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ider drive torque</text:p>
          </table:table-cell>
          <table:table-cell table:formula="of:=[.E19]* [.E6]" office:value-type="float" office:value="0.229407761403262" calcext:value-type="float">
            <text:p>0.2294077614</text:p>
          </table:table-cell>
          <table:table-cell office:value-type="string" calcext:value-type="string">
            <text:p>ft*lbs</text:p>
          </table:table-cell>
          <table:table-cell table:formula="of:=[.E20]*1.3558" office:value-type="float" office:value="0.311031042910543" calcext:value-type="float">
            <text:p>0.3110310429</text:p>
          </table:table-cell>
          <table:table-cell office:value-type="string" calcext:value-type="string">
            <text:p>N*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ider motor torque</text:p>
          </table:table-cell>
          <table:table-cell table:formula="of:=[.E20] * [.E5]" office:value-type="float" office:value="0.10377970158719" calcext:value-type="float">
            <text:p>0.1037797016</text:p>
          </table:table-cell>
          <table:table-cell office:value-type="string" calcext:value-type="string">
            <text:p>ft*lbs</text:p>
          </table:table-cell>
          <table:table-cell table:formula="of:=[.E21]*1.3558" office:value-type="float" office:value="0.140704519411912" calcext:value-type="float">
            <text:p>0.1407045194</text:p>
          </table:table-cell>
          <table:table-cell office:value-type="string" calcext:value-type="string">
            <text:p>N*m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base friction torque</text:p>
          </table:table-cell>
          <table:table-cell table:formula="of:=0.15 * 11" office:value-type="float" office:value="1.65" calcext:value-type="float">
            <text:p>1.65</text:p>
          </table:table-cell>
          <table:table-cell office:value-type="string" calcext:value-type="string">
            <text:p>N*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 Torque(Horizontal)</text:p>
          </table:table-cell>
          <table:table-cell table:formula="of:=[.G13]+[.E23]" office:value-type="float" office:value="2.88319311623925" calcext:value-type="float">
            <text:p>2.883193116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otal Torque(Vertical)</text:p>
          </table:table-cell>
          <table:table-cell table:formula="of:=[.E23]+[.G20]" office:value-type="float" office:value="1.96103104291054" calcext:value-type="float">
            <text:p>1.961031042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 style:data-style-name="N2" text:time-value="17:03:18.305163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09:52:23.706698061</meta:creation-date>
    <dc:date>2017-05-04T18:17:02.713104711</dc:date>
    <meta:editing-duration>PT4H21M16S</meta:editing-duration>
    <meta:editing-cycles>8</meta:editing-cycles>
    <meta:generator>LibreOffice/4.2.8.2$Linux_X86_64 LibreOffice_project/420m0$Build-2</meta:generator>
    <meta:document-statistic meta:table-count="1" meta:cell-count="100" meta:object-count="0"/>
  </office:meta>
</office:document-meta>
</file>